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49e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er</text:p>
      <text:p text:style-name="P1"/>
      <text:p text:style-name="P1">No lo diré jamás, pasa el tiempo y revertirás</text:p>
      <text:p text:style-name="P1">todo lo que sentimos.</text:p>
      <text:p text:style-name="P1"/>
      <text:p text:style-name="P1">Descubrí la verdad y ahora no sé que hacer,</text:p>
      <text:p text:style-name="P1">si brincar al abismo o morirme de amor por ti.</text:p>
      <text:p text:style-name="P1"/>
      <text:p text:style-name="P1">Quisiera salirme con la mía esta vez,</text:p>
      <text:p text:style-name="P1">descubrir que es lo que realmente vez.</text:p>
      <text:p text:style-name="P1"/>
      <text:p text:style-name="P1">Arráncame las venas, o corres o te quemas,</text:p>
      <text:p text:style-name="P1">pero lleva mi corazón.</text:p>
      <text:p text:style-name="P1"/>
      <text:p text:style-name="P1">Ya quítame la venda de los ojos</text:p>
      <text:p text:style-name="P1">quiero seguir mirándote en la obscuridad.</text:p>
      <text:p text:style-name="P1"/>
      <text:p text:style-name="P1">Realiza la <text:span text:style-name="T1">tarea</text:span> de cambiar</text:p>
      <text:p text:style-name="P1">tu manera de cambiar.</text:p>
      <text:p text:style-name="P1"/>
      <text:p text:style-name="P1">Tontos sentimientos que me ahogan sin saber qué es.</text:p>
      <text:p text:style-name="P1">Evitan que sigas aquí prestándome un poco de ti.</text:p>
      <text:p text:style-name="P1"/>
      <text:p text:style-name="P1">Estoy cansado de tanto intentar.</text:p>
      <text:p text:style-name="P1">Intento amarte pero todo sale mal.</text:p>
      <text:p text:style-name="P1"/>
      <text:p text:style-name="P1">Ya estoy ciego, ya estoy ciego</text:p>
      <text:p text:style-name="P1">de tanto querer.</text:p>
      <text:p text:style-name="P1">No se te ocurra, no se te ocurra nena,</text:p>
      <text:p text:style-name="P1">no se te ocurra dejarme ca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Arial" fo:font-size="12pt" fo:language="es" fo:country="MX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Renich Bon Ciric</meta:initial-creator>
    <meta:creation-date>2008-06-25T20:58:17</meta:creation-date>
    <dc:creator>Renich Bon Ciric</dc:creator>
    <dc:date>2013-01-21T03:36:58</dc:date>
    <meta:editing-cycles>3</meta:editing-cycles>
    <meta:editing-duration>PT40S</meta:editing-duration>
    <meta:document-statistic meta:table-count="0" meta:image-count="0" meta:object-count="0" meta:page-count="1" meta:paragraph-count="21" meta:word-count="134" meta:character-count="696" meta:non-whitespace-character-count="583"/>
    <meta:user-defined meta:name="Info 1"/>
    <meta:user-defined meta:name="Info 2"/>
    <meta:user-defined meta:name="Info 3"/>
    <meta:user-defined meta:name="Info 4"/>
  </office:meta>
</office:document-meta>
</file>